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0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1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2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3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4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5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6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7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8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9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0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1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2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" style:parent-style-name="Párrafodelista" style:list-style-name="LF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" style:parent-style-name="Párrafodelista" style:list-style-name="LFO1" style:family="paragraph">
      <style:paragraph-properties fo:text-align="justify" fo:line-height="150%"/>
    </style:style>
    <style:style style:name="T53" style:parent-style-name="Fuentedepárrafopredeter.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Variables empleadas en la Tabla – Matriz de datos</text:p>
      <text:p text:style-name="P2">Todas las variables aparecen en orden según las columnas de la tabla – matriz de datos:</text:p>
      <text:list text:style-name="LFO1" text:continue-numbering="true">
        <text:list-item>
          <text:p text:style-name="P3">Coordenada X<text:s/></text:p>
        </text:list-item>
        <text:list-item>
          <text:p text:style-name="P4">Coordenada Y</text:p>
        </text:list-item>
        <text:list-item>
          <text:p text:style-name="P5">Pendiente topográfica (metros)</text:p>
        </text:list-item>
        <text:list-item>
          <text:p text:style-name="P6">Altura topográfica (metros)</text:p>
        </text:list-item>
        <text:list-item>
          <text:p text:style-name="P7">Orientación topográfica (grados)</text:p>
        </text:list-item>
        <text:list-item>
          <text:p text:style-name="P8">Altura vegetación LIDAR (metros)</text:p>
        </text:list-item>
        <text:list-item>
          <text:p text:style-name="P9">Afec_acq:<text:s/>grado de afección de acequias (adimensional)</text:p>
        </text:list-item>
        <text:list-item>
          <text:p text:style-name="P10">Max_mean: máximo de los valores promedio de NDVI de la serie temporal (1984 – 2021)</text:p>
        </text:list-item>
        <text:list-item>
          <text:p text:style-name="P11">Mean_mean: promedio de los valores promedio de NDVI de la serie temporal (1984 – 2021)</text:p>
        </text:list-item>
        <text:list-item>
          <text:p text:style-name="P12">Max_max: máximo de los valores máximos de NDVI de la serie temporal (1984 – 2021)</text:p>
        </text:list-item>
        <text:list-item>
          <text:p text:style-name="P13">Mean_max: promedio de los valores máximos de NDVI de la serie temporal (1984 – 2021)</text:p>
        </text:list-item>
        <text:list-item>
          <text:p text:style-name="P14">Tend_max: tendencia de los valores máximos de NDVI de la serie temporal (1984 – 2021)</text:p>
        </text:list-item>
        <text:list-item>
          <text:p text:style-name="P15">Tend_mean: tendencia de los valores promedio de NDVI de la serie temporal (1984 – 2021)</text:p>
        </text:list-item>
        <text:list-item>
          <text:p text:style-name="P16">dseq: duración de la sequía (meses)</text:p>
        </text:list-item>
        <text:list-item>
          <text:p text:style-name="P17">etott: Evapotranspiración de referencia anual (mm)</text:p>
        </text:list-item>
        <text:list-item>
          <text:p text:style-name="P18">iha: índice hídrico anual (adimensional)</text:p>
        </text:list-item>
        <text:list-item>
          <text:p text:style-name="P19">osc 1: oscilación térmica media<text:s/>(°C)</text:p>
        </text:list-item>
        <text:list-item>
          <text:p text:style-name="P20">osc 2: oscilación térmica total (°C)</text:p>
        </text:list-item>
        <text:list-item>
          <text:p text:style-name="P21">ptt: precipitación anual (mm)</text:p>
        </text:list-item>
        <text:list-item>
          <text:p text:style-name="P22">pv: precipitación en verano (mm)</text:p>
        </text:list-item>
        <text:list-item>
          <text:p text:style-name="P23">ta: temperatura media anual (°C)</text:p>
        </text:list-item>
        <text:list-item>
          <text:p text:style-name="P24">crad: media ponderada de la capacidad de retención de agua en el suelo (mm/m)</text:p>
        </text:list-item>
        <text:list-item>
          <text:p text:style-name="P25">Insolación (adimensional)</text:p>
        </text:list-item>
        <text:list-item>
          <text:p text:style-name="P26">pin: precipitación en invierno (mm)</text:p>
        </text:list-item>
        <text:list-item>
          <text:p text:style-name="P27">po: precipitación en otoño (mm)</text:p>
        </text:list-item>
        <text:list-item>
          <text:p text:style-name="P28">pp: precipitación en primavera (mm)</text:p>
        </text:list-item>
        <text:list-item>
          <text:p text:style-name="P29">sdef: suma de déficits (mm)</text:p>
        </text:list-item>
        <text:list-item>
          <text:p text:style-name="P30">ssup: suma de superávits (mm)</text:p>
        </text:list-item>
        <text:list-item>
          <text:p text:style-name="P31">tmaxc: temperatura media de las máximas del mes más cálido (°C)</text:p>
        </text:list-item>
        <text:list-item>
          <text:p text:style-name="P32">tmc: temperatura media del mes más cálido (°C)</text:p>
        </text:list-item>
        <text:list-item>
          <text:p text:style-name="P33">tmf: temperatura media del mes más frío (°C)</text:p>
        </text:list-item>
        <text:list-item>
          <text:p text:style-name="P34">tminf: temperatura media de las mínimas del mes más frío (°C)</text:p>
        </text:list-item>
        <text:list-item>
          <text:p text:style-name="P35">arc: media ponderada del contenido en arcilla (%)</text:p>
        </text:list-item>
        <text:list-item>
          <text:p text:style-name="P36">are: media ponderada del contenido en arena (%)</text:p>
        </text:list-item>
        <text:list-item>
          <text:p text:style-name="P37">ca:<text:s/>caliza activa (%)</text:p>
        </text:list-item>
        <text:list-item>
          <text:p text:style-name="P38">cic: capacidad de intercambio catiónico (meq/100 g)</text:p>
        </text:list-item>
        <text:list-item>
          <text:p text:style-name="P39">cod_hid: media ponderada de la conductividad hidráulica saturada en suelo (cm/día)</text:p>
        </text:list-item>
        <text:list-item>
          <text:p text:style-name="P40">lim: media ponderada del contenido en limo (%)</text:p>
        </text:list-item>
        <text:list-item>
          <text:p text:style-name="P41">mo: media ponderada en materia orgánica (%)</text:p>
        </text:list-item>
        <text:list-item>
          <text:p text:style-name="P42">mo_sup: contenido en materia orgánica en el horizonte superficial (%)</text:p>
        </text:list-item>
        <text:list-item>
          <text:p text:style-name="P43">n_sup: contenido en nitrógeno en el horizonte superficial (%)</text:p>
        </text:list-item>
        <text:list-item>
          <text:p text:style-name="P44">pH: media ponderada pH del suelo</text:p>
        </text:list-item>
        <text:list-item>
          <text:p text:style-name="P45">psb: porcentaje saturación de bases (%)</text:p>
        </text:list-item>
        <text:list-item>
          <text:p text:style-name="P46">Textura edáfica</text:p>
        </text:list-item>
        <text:list-item>
          <text:p text:style-name="P47">tf: media ponderada del contenido en tierra fina en el suelo (%)</text:p>
        </text:list-item>
        <text:list-item>
          <text:p text:style-name="P48">cur_md: curvatura media (1/m)</text:p>
        </text:list-item>
        <text:list-item>
          <text:p text:style-name="P49">join_id</text:p>
        </text:list-item>
        <text:list-item>
          <text:p text:style-name="P50">join_aceq: nombre de la acequia</text:p>
        </text:list-item>
        <text:list-item>
          <text:p text:style-name="P51">distance: distancia desde el punto del píxel a la acequia (m)</text:p>
        </text:list-item>
        <text:list-item>
          <text:p text:style-name="P52"><text:span text:style-name="T53">TWI: índice topográfico de humeda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berto Espejo Ramírez</meta:initial-creator>
    <dc:creator>Alberto Espejo Ramírez</dc:creator>
    <meta:creation-date>2022-07-05T10:27:00Z</meta:creation-date>
    <dc:date>2022-07-05T11:29:00Z</dc:date>
    <meta:template xlink:href="Normal" xlink:type="simple"/>
    <meta:editing-cycles>2</meta:editing-cycles>
    <meta:editing-duration>PT3660S</meta:editing-duration>
    <meta:document-statistic meta:page-count="2" meta:paragraph-count="4" meta:word-count="375" meta:character-count="2434" meta:row-count="17" meta:non-whitespace-character-count="2063"/>
  </office:meta>
</office:document-meta>
</file>